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>
      <style:text-properties style:font-name="Calibri1" officeooo:paragraph-rsid="0001f3b3" style:font-name-asian="Calibri2" style:font-name-complex="Calibri2"/>
    </style:style>
    <style:style style:name="P2" style:family="paragraph" style:parent-style-name="List_20_Paragraph" style:list-style-name="WWNum2">
      <style:text-properties style:font-name="Calibri1" officeooo:paragraph-rsid="0001f3b3" style:font-name-asian="Calibri2" style:font-name-complex="Calibri2"/>
    </style:style>
    <style:style style:name="P3" style:family="paragraph" style:parent-style-name="List_20_Paragraph" style:list-style-name="WWNum5">
      <style:text-properties style:font-name="Calibri1" officeooo:paragraph-rsid="000c38a6" style:font-name-asian="Calibri2" style:font-name-complex="Calibri2"/>
    </style:style>
    <style:style style:name="P4" style:family="paragraph" style:parent-style-name="List_20_Paragraph" style:list-style-name="WWNum3">
      <style:text-properties style:font-name="Calibri1" officeooo:paragraph-rsid="0001f3b3"/>
    </style:style>
    <style:style style:name="P5" style:family="paragraph" style:parent-style-name="List_20_Paragraph" style:list-style-name="WWNum2">
      <style:text-properties style:font-name="Calibri1" officeooo:paragraph-rsid="0001f3b3"/>
    </style:style>
    <style:style style:name="P6" style:family="paragraph" style:parent-style-name="List_20_Paragraph" style:list-style-name="L1">
      <style:text-properties style:font-name="Calibri1" officeooo:paragraph-rsid="0004d76f"/>
    </style:style>
    <style:style style:name="P7" style:family="paragraph" style:parent-style-name="List_20_Paragraph">
      <style:text-properties style:font-name="Calibri1" officeooo:paragraph-rsid="0004d76f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Calibri1" officeooo:rsid="0004d76f" officeooo:paragraph-rsid="0004d76f"/>
    </style:style>
    <style:style style:name="P9" style:family="paragraph" style:parent-style-name="List_20_Paragraph" style:list-style-name="L2">
      <style:text-properties style:font-name="Calibri1" officeooo:paragraph-rsid="0004d76f"/>
    </style:style>
    <style:style style:name="P10" style:family="paragraph" style:parent-style-name="List_20_Paragraph" style:list-style-name="L3">
      <style:text-properties style:font-name="Calibri1" officeooo:paragraph-rsid="0004d76f"/>
    </style:style>
    <style:style style:name="P11" style:family="paragraph" style:parent-style-name="List_20_Paragraph" style:list-style-name="WWNum1">
      <style:text-properties officeooo:paragraph-rsid="000c38a6"/>
    </style:style>
    <style:style style:name="P12" style:family="paragraph" style:parent-style-name="List_20_Paragraph" style:list-style-name="WWNum5">
      <style:text-properties officeooo:paragraph-rsid="000c38a6"/>
    </style:style>
    <style:style style:name="P13" style:family="paragraph" style:parent-style-name="Standard">
      <style:text-properties style:font-name="Calibri1" fo:font-weight="bold" officeooo:paragraph-rsid="0001f3b3" style:font-name-asian="Calibri2" style:font-weight-asian="bold" style:font-name-complex="Calibri2" style:font-weight-complex="bold"/>
    </style:style>
    <style:style style:name="P14" style:family="paragraph" style:parent-style-name="Standard">
      <style:text-properties style:font-name="Calibri1" fo:font-style="italic" officeooo:paragraph-rsid="0001f3b3" style:font-name-asian="Calibri2" style:font-style-asian="italic" style:font-name-complex="Calibri2" style:font-weight-complex="bold"/>
    </style:style>
    <style:style style:name="P15" style:family="paragraph" style:parent-style-name="Standard">
      <style:text-properties style:font-name="Calibri1" officeooo:paragraph-rsid="0001f3b3" style:font-name-asian="Calibri2" style:font-name-complex="Calibri2"/>
    </style:style>
    <style:style style:name="P16" style:family="paragraph" style:parent-style-name="Standard">
      <style:text-properties style:font-name="Calibri1" officeooo:paragraph-rsid="0004d76f" style:font-name-asian="Calibri2" style:font-name-complex="Calibri2"/>
    </style:style>
    <style:style style:name="P17" style:family="paragraph" style:parent-style-name="Standard" style:list-style-name="L1">
      <style:text-properties style:font-name="Calibri1" officeooo:paragraph-rsid="0004d76f"/>
    </style:style>
    <style:style style:name="P18" style:family="paragraph" style:parent-style-name="Standard" style:list-style-name="L1">
      <style:text-properties style:font-name="Calibri1" officeooo:rsid="000acd88" officeooo:paragraph-rsid="000acd88"/>
    </style:style>
    <style:style style:name="P19" style:family="paragraph" style:parent-style-name="Standard">
      <style:text-properties fo:color="#c9211e" loext:opacity="100%" style:font-name="Calibri1" officeooo:paragraph-rsid="0001f3b3" style:font-name-asian="Calibri2" style:font-name-complex="Calibri2"/>
    </style:style>
    <style:style style:name="P20" style:family="paragraph" style:parent-style-name="Standard">
      <style:text-properties officeooo:paragraph-rsid="000c38a6"/>
    </style:style>
    <style:style style:name="T1" style:family="text">
      <style:text-properties style:font-name="Calibri" style:font-name-asian="Calibri2" style:font-name-complex="Calibri2"/>
    </style:style>
    <style:style style:name="T2" style:family="text">
      <style:text-properties style:font-name="Calibri" officeooo:rsid="0004d76f" style:font-name-asian="Calibri2" style:font-name-complex="Calibri2"/>
    </style:style>
    <style:style style:name="T3" style:family="text">
      <style:text-properties officeooo:rsid="00034e0d"/>
    </style:style>
    <style:style style:name="T4" style:family="text">
      <style:text-properties officeooo:rsid="0004d76f"/>
    </style:style>
    <style:style style:name="T5" style:family="text">
      <style:text-properties style:font-name-asian="Calibri2" style:font-name-complex="Calibri2"/>
    </style:style>
    <style:style style:name="T6" style:family="text">
      <style:text-properties officeooo:rsid="0004d76f" style:font-name-asian="Calibri2" style:font-name-complex="Calibri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pplication Requirements:</text:p>
      <text:p text:style-name="P14">Teams will meet with the instructor to define the specific application requirements for their project and define the statement of work (SOW). The following requirements list is not a complete list and some of these may or may not be required in the teams’ final project.</text:p>
      <text:p text:style-name="P15"/>
      <text:p text:style-name="P15">Application Type: web application with web services</text:p>
      <text:p text:style-name="P15">Language Options: HTML, CSS, <text:span text:style-name="T4">React17</text:span>, SQL, Python</text:p>
      <text:p text:style-name="P15">Database: PostgreSQL </text:p>
      <text:p text:style-name="P15">Source Control: GitLab</text:p>
      <text:p text:style-name="P15"/>
      <text:p text:style-name="P15">User Input Requirements:</text:p>
      <text:list xml:id="list4145346735" text:style-name="WWNum3">
        <text:list-item>
          <text:p text:style-name="P1">Menu selection</text:p>
        </text:list-item>
        <text:list-item>
          <text:p text:style-name="P1">Sensor manipulation</text:p>
          <text:list>
            <text:list-item>
              <text:p text:style-name="P1">Open and close doors</text:p>
            </text:list-item>
            <text:list-item>
              <text:p text:style-name="P1">Turn lights and TV on/off</text:p>
            </text:list-item>
            <text:list-item>
              <text:p text:style-name="P1">Set thermostat</text:p>
            </text:list-item>
            <text:list-item>
              <text:p text:style-name="P4">Etc.</text:p>
            </text:list-item>
          </text:list>
        </text:list-item>
      </text:list>
      <text:p text:style-name="P15">System Response Requirements:</text:p>
      <text:list xml:id="list3972664323" text:style-name="WWNum2">
        <text:list-item>
          <text:p text:style-name="P2">Screen graphics</text:p>
        </text:list-item>
        <text:list-item>
          <text:p text:style-name="P2">Screen text</text:p>
        </text:list-item>
        <text:list-item>
          <text:p text:style-name="P5">Utility usage and cost calculations</text:p>
          <text:list>
            <text:list-item>
              <text:p text:style-name="P5">Historical and predicted for current month.</text:p>
            </text:list-item>
          </text:list>
        </text:list-item>
        <text:list-item>
          <text:p text:style-name="P2">Optional - Text to speech </text:p>
        </text:list-item>
      </text:list>
      <text:p text:style-name="P16">Exact questions to be answered:</text:p>
      <text:list xml:id="list754809347" text:style-name="L1">
        <text:list-item>
          <text:p text:style-name="P18"><text:span text:style-name="T6">W</text:span><text:span text:style-name="T5">hat is the current state of x sensor?</text:span></text:p>
        </text:list-item>
        <text:list-item>
          <text:p text:style-name="P18"><text:span text:style-name="T5"/></text:p>
        </text:list-item>
        <text:list-item>
          <text:p text:style-name="P6">What was the water usage last week?</text:p>
        </text:list-item>
        <text:list-item>
          <text:p text:style-name="P6">How much electricity do we expect to use next week?</text:p>
        </text:list-item>
        <text:list-item>
          <text:p text:style-name="P6">How much electricity did we use last week and how did it compare to the estimate?</text:p>
        </text:list-item>
        <text:list-item>
          <text:p text:style-name="P6"><text:span text:style-name="T6">What is the current estimated monthly electric and water expenses? </text:span></text:p>
        </text:list-item>
      </text:list>
      <text:p text:style-name="P7"><text:span text:style-name="T6"/></text:p>
      <text:p text:style-name="P8"><text:span text:style-name="T5">Statement of Work:</text:span></text:p>
      <text:list xml:id="list2149065710" text:style-name="L2">
        <text:list-item>
          <text:p text:style-name="P9"><text:span text:style-name="T6">TODO??</text:span></text:p>
        </text:list-item>
      </text:list>
      <text:p text:style-name="P8"/>
      <text:p text:style-name="P8">Wireframe:</text:p>
      <text:list xml:id="list1150878428" text:style-name="L3">
        <text:list-item>
          <text:p text:style-name="P10"><text:span text:style-name="T4">TODO</text:span></text:p>
        </text:list-item>
      </text:list>
      <text:list xml:id="list100414240574898" text:continue-list="list754809347" text:style-name="L1">
        <text:list-header>
          <text:p text:style-name="P17"><text:span text:style-name="T6"/></text:p>
        </text:list-header>
      </text:list>
      <text:p text:style-name="P16">The project will handle both current state information (I.e. what are the sensors indicating right now) and historical information (I.e. what did the sensors report for the last X days).</text:p>
      <text:p text:style-name="P15"/>
      <text:p text:style-name="P19">----- <text:span text:style-name="T3">raw notes</text:span></text:p>
      <text:p text:style-name="P15"/>
      <text:p text:style-name="P20">House Detail:</text:p>
      <text:list xml:id="list3493270295" text:style-name="WWNum1">
        <text:list-item>
          <text:p text:style-name="P11">Single story slab home</text:p>
        </text:list-item>
        <text:list-item>
          <text:p text:style-name="P11">2 adults, 2 kids</text:p>
        </text:list-item>
        <text:list-item>
          <text:p text:style-name="P11"><text:soft-page-break/>3 Bed (overhead light, two lamps, 1 TV in master bedroom, 2 windows)</text:p>
        </text:list-item>
        <text:list-item>
          <text:p text:style-name="P11">2 Bath (overhead light, exhaust fan, 1 window)</text:p>
        </text:list-item>
        <text:list-item>
          <text:p text:style-name="P11">2 car attached garage (two garage doors)</text:p>
        </text:list-item>
        <text:list-item>
          <text:p text:style-name="P11">Clothes washer and dryer</text:p>
        </text:list-item>
        <text:list-item>
          <text:p text:style-name="P11">3 exterior doors (front, back, house into garage)</text:p>
        </text:list-item>
        <text:list-item>
          <text:p text:style-name="P11">Living room (overhead light, two lamps, TV, 3 windows)</text:p>
        </text:list-item>
        <text:list-item>
          <text:p text:style-name="P11">Kitchen (overhead light, stove, oven, microwave, refrigerator, dishwasher, 2 windows)</text:p>
        </text:list-item>
      </text:list>
      <text:p text:style-name="P20">IoT Sensor Data Sources:</text:p>
      <text:list xml:id="list2429152479" text:style-name="WWNum5">
        <text:list-item>
          <text:p text:style-name="P12">Door sensor (exterior doors and garage doors)</text:p>
        </text:list-item>
        <text:list-item>
          <text:p text:style-name="P12">Window sensors</text:p>
        </text:list-item>
        <text:list-item>
          <text:p text:style-name="P12">Beacon tags (pets, keys, purse, etc.) (Optional)</text:p>
        </text:list-item>
        <text:list-item>
          <text:p text:style-name="P12">Water flow (kitchen, bathrooms (sink/shower), outside faucet)</text:p>
        </text:list-item>
        <text:list-item>
          <text:p text:style-name="P12">Lights on/off</text:p>
        </text:list-item>
        <text:list-item>
          <text:p text:style-name="P12">HVAC (external temp, internal temp, thermostat high/low settings)</text:p>
          <text:list>
            <text:list-item>
              <text:p text:style-name="P3">External temp history and real time readings from online source</text:p>
            </text:list-item>
          </text:list>
        </text:list-item>
      </text:list>
      <text:p text:style-name="P15">screen 1</text:p>
      <text:p text:style-name="P15">'''</text:p>
      <text:p text:style-name="P15">go back and watch vid</text:p>
      <text:p text:style-name="P15"/>
      <text:p text:style-name="P15">1st 2/3 = floorplan</text:p>
      <text:p text:style-name="P15">overheadlight tv door window, on/off open/closed</text:p>
      <text:p text:style-name="P15"/>
      <text:p text:style-name="P15">should be able to control lights from floorplan</text:p>
      <text:p text:style-name="P15">other things- should just give status</text:p>
      <text:p text:style-name="P15"/>
      <text:p text:style-name="P15">3/3 thermostat</text:p>
      <text:p text:style-name="P15">curr interior, ext, settings- to set inside temp</text:p>
      <text:p text:style-name="P15">'''</text:p>
      <text:p text:style-name="P15"/>
      <text:p text:style-name="P15">screen 2</text:p>
      <text:p text:style-name="P15">'''</text:p>
      <text:p text:style-name="P15">2/3 of screen - multi line graph, water, power, and combined cost- over 1 month period</text:p>
      <text:p text:style-name="P15">y axis- number value, not specific</text:p>
      <text:p text:style-name="P15">legend - red line power- in kilowats</text:p>
      <text:p text:style-name="P15">blue line water gallons</text:p>
      <text:p text:style-name="P15">green line cost us dollars</text:p>
      <text:p text:style-name="P15"/>
      <text:p text:style-name="P15">x axis is day of month</text:p>
      <text:p text:style-name="P15"/>
      <text:p text:style-name="P15">need some way to choose month of data</text:p>
      <text:p text:style-name="P15">2-3 months</text:p>
      <text:p text:style-name="P15">default to current month</text:p>
      <text:p text:style-name="P15">select some previous month for data</text:p>
      <text:p text:style-name="P15"/>
      <text:p text:style-name="P15">march, april, may</text:p>
      <text:p text:style-name="P15"/>
      <text:p text:style-name="P15"><text:soft-page-break/>-- data only available up to current, estimate rest of the month</text:p>
      <text:p text:style-name="P15">solid line for actual</text:p>
      <text:p text:style-name="P15">dotted line for estimate</text:p>
      <text:p text:style-name="P15">---------------------------</text:p>
      <text:p text:style-name="P15">rest of screen = total summary</text:p>
      <text:p text:style-name="P15">power water and cost -- march, april, may, and total</text:p>
      <text:p text:style-name="P15">tabular representation</text:p>
      <text:p text:style-name="P15">'''</text:p>
      <text:p text:style-name="P15"/>
      <text:p text:style-name="P15">screen 3</text:p>
      <text:p text:style-name="P15">'''</text:p>
      <text:p text:style-name="P15">diagnostic screen</text:p>
      <text:p text:style-name="P15">for every sensor in house, toggle on/off</text:p>
      <text:p text:style-name="P15">stove, microwave, door, etc</text:p>
      <text:p text:style-name="P15"/>
      <text:p text:style-name="P15">cycles</text:p>
      <text:p text:style-name="P15">run a shower- button run shower event- generate new data on the fly</text:p>
      <text:p text:style-name="P15">wash dishes</text:p>
      <text:p text:style-name="P15">take a bath</text:p>
      <text:p text:style-name="P15">-- time is sped up- simulate 15 minutes, calc data immediately</text:p>
      <text:p text:style-name="P15">atleast 2 simulations</text:p>
      <text:p text:style-name="P15">- do not alter actual time</text:p>
      <text:p text:style-name="P15">''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09:26:25.521057868</meta:creation-date>
    <dc:date>2022-02-04T10:04:13.208473308</dc:date>
    <meta:editing-duration>PT15M44S</meta:editing-duration>
    <meta:editing-cycles>3</meta:editing-cycles>
    <meta:generator>LibreOffice/7.2.5.2.0$Linux_X86_64 LibreOffice_project/20$Build-2</meta:generator>
    <meta:document-statistic meta:table-count="0" meta:image-count="0" meta:object-count="0" meta:page-count="3" meta:paragraph-count="95" meta:word-count="565" meta:character-count="3199" meta:non-whitespace-character-count="2760"/>
  </office:meta>
</office:document-meta>
</file>